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000000" style:font-name="Times New Roman" fo:font-size="10.5pt" fo:letter-spacing="normal" fo:font-style="normal" fo:font-weight="normal" officeooo:paragraph-rsid="00167ab3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Times New Roman" fo:font-size="10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39150756" text:style-name="L1">
        <text:list-item>
          <text:p text:style-name="P4">I/O :<text:span text:style-name="T1">5</text:span></text:p>
        </text:list-item>
        <text:list-item>
          <text:p text:style-name="P4">Types :<text:span text:style-name="T1">5</text:span></text:p>
        </text:list-item>
        <text:list-item>
          <text:p text:style-name="P4">Programme :<text:span text:style-name="T1">5</text:span></text:p>
        </text:list-item>
        <text:list-item>
          <text:p text:style-name="P4">Modules :<text:span text:style-name="T1">3</text:span></text:p>
        </text:list-item>
        <text:list-item>
          <text:p text:style-name="P4">Compilation :<text:span text:style-name="T1">5</text:span></text:p>
        </text:list-item>
        <text:list-item>
          <text:p text:style-name="P4">Récursivité :<text:span text:style-name="T1">2</text:span></text:p>
        </text:list-item>
        <text:list-item>
          <text:p text:style-name="P4">Tableaux :<text:span text:style-name="T1">4</text:span></text:p>
        </text:list-item>
        <text:list-item>
          <text:p text:style-name="P4">Pointeurs :<text:span text:style-name="T1">2</text:span></text:p>
        </text:list-item>
        <text:list-item>
          <text:p text:style-name="P4">Structures :<text:span text:style-name="T1">2</text:span></text:p>
        </text:list-item>
        <text:list-item>
          <text:p text:style-name="P2">Bibliothèques :<text:span text:style-name="T1">1</text:span></text:p>
        </text:list-item>
      </text:list>
      <text:p text:style-name="P3"><text:span text:style-name="T2">I/O :</text:span><text:span text:style-name="T1"> gérer les entrées/sorties en C</text:span><text:line-break/>Récupérer des données entrées au clavier<text:line-break/>Exploiter les flux stdin, stdout et stderr<text:line-break/>Lire et écrire des données de manière structurée et efficace</text:p>
      <text:p text:style-name="P3"><text:span text:style-name="T2">Types :</text:span><text:span text:style-name="T1"> utiliser correctement les types de base</text:span><text:line-break/>Maîtriser les types classiques entiers et flottant du langage C<text:line-break/>Connaître les limites des types de bases et les moyens de contournement des potentiels problèmes</text:p>
      <text:p text:style-name="P3"><text:span text:style-name="T2">Programme :</text:span><text:span text:style-name="T1"> notion de programme</text:span><text:line-break/>Concevoir des programmes : fonction main et ses arguments<text:line-break/>Savoir Gérer les options, articulation avec la console Unix</text:p>
      <text:p text:style-name="P3"><text:span text:style-name="T2">Modules :</text:span><text:span text:style-name="T1"> établir des architectures de sources modularisées</text:span><text:line-break/>Organiser son code en modules flexibles et réutilisables<text:line-break/>Gérer la visibilité (sources et entêtes) de manière subtile</text:p>
      <text:p text:style-name="P3"><text:span text:style-name="T2">Compilation :</text:span><text:span text:style-name="T1"> savoir compiler correctement les programmes</text:span><text:line-break/>Savoir compiler des sources<text:line-break/>Établir des makefiles gérant correctement les dépendances</text:p>
      <text:p text:style-name="P3"><text:span text:style-name="T2">Récursivité :</text:span><text:span text:style-name="T1"> utiliser la récursivité en C</text:span><text:line-break/>Mettre en place des démarches récursives pour résoudre des problèmes algorithmiques</text:p>
      <text:p text:style-name="P3"><text:span text:style-name="T2">Tableaux :</text:span><text:span text:style-name="T1"> maîtriser la notion de tableau en C</text:span><text:line-break/>Déclarer et Utiliser correctement des tableaux en C<text:line-break/>Comprendre la mémoire contigüe et faire de l'arithmétique sur les pointeurs</text:p>
      <text:p text:style-name="P3"><text:span text:style-name="T2">Pointeurs :</text:span><text:span text:style-name="T1"> utiliser adresses et valeurs pointées des variables</text:span><text:line-break/>Exploiter efficacement l'organisation de la mémoire<text:line-break/>Comprendre et utiliser judicieusement les niveaux d'indirection</text:p>
      <text:p text:style-name="P3"><text:span text:style-name="T2">Structures :</text:span><text:span text:style-name="T1"> struct enum et union</text:span><text:line-break/>Concevoir et mettre en place les structures de données adaptées pour résoudre les problèmes</text:p>
      <text:p text:style-name="P1"><text:span text:style-name="T2">Bibliothèques :</text:span><text:span text:style-name="T1"> bibliothèques et packaging en C</text:span><text:line-break/>Utiliser des tierces bibliothèques<text:line-break/>Concevoir des mini-bibliothèques<text:line-break/>Créer un package Debian</text:p>
      <text:p text:style-name="Text_20_body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20:27:08.073874921</meta:creation-date>
    <dc:date>2020-11-25T22:02:27.135042822</dc:date>
    <meta:editing-duration>PT1H25M9S</meta:editing-duration>
    <meta:editing-cycles>1</meta:editing-cycles>
    <meta:document-statistic meta:table-count="0" meta:image-count="0" meta:object-count="0" meta:page-count="1" meta:paragraph-count="21" meta:word-count="265" meta:character-count="1728" meta:non-whitespace-character-count="1491"/>
    <meta:generator>LibreOffice/6.4.6.2$Linux_X86_64 LibreOffice_project/40$Build-2</meta:generator>
  </office:meta>
</office:document-meta>
</file>